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9)'.D8"/>
      <style:map style:condition="cell-content()=&quot;Exception Rejected&quot;" style:apply-style-name="Orange_20_Fill" style:base-cell-address="'DATE (24-11-19)'.D8"/>
      <style:map style:condition="cell-content()=&quot;Compliance Expected&quot;" style:apply-style-name="Light_20_Green_20_Fill" style:base-cell-address="'DATE (24-11-19)'.D8"/>
      <style:map style:condition="cell-content()=&quot;Exception Granted&quot;" style:apply-style-name="Dark_20_Green_20_Fill" style:base-cell-address="'DATE (24-11-19)'.D8"/>
      <style:map style:condition="cell-content()=&quot;Compliant&quot;" style:apply-style-name="Emerald_20_Fill" style:base-cell-address="'DATE (24-11-19)'.D8"/>
      <style:map style:condition="cell-content()=&quot;Not-Applicable&quot;" style:apply-style-name="Note" style:base-cell-address="'DATE (24-11-19)'.D8"/>
      <style:map style:condition="cell-content()=&quot;Exception Requested&quot;" style:apply-style-name="Yellow_20_Fill" style:base-cell-address="'DATE (24-11-19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9)'.D10">
          <table:error-message table:message-type="stop" table:display="true"/>
        </table:content-validation>
      </table:content-validations>
      <table:table table:name="DATE (24-11-19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3"/>
          <table:table-cell office:value-type="string" calcext:value-type="string">
            <text:p>4.A</text:p>
          </table:table-cell>
          <table:table-cell office:value-type="string" calcext:value-type="string">
            <text:p>Rule Changes (Transport Ship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3"/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5" calcext:value-type="float">
            <text:p>5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Elevatio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</text:p>
          </table:table-cell>
          <table:table-cell office:value-type="string" calcext:value-type="string">
            <text:p>Terrain, Player 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Planetary Combatan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needs to be updated, since it erroneously states that the invisible combatants should contain 510 food. As currently written they are non-compliant. Once I update the spec this will become compliant. No action needed.</text:p>
          </table:table-cell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This has not yet been measured and cannot be said to be compliant.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Check again! The properties in the code are not correct.</text:p>
          </table:table-cell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ight work but not tested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The map is not nomad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We will move to the tournament branch when the time comes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Spec link out of date. Please link spec folder instead of file, unless you plan to update the link each time there is a revision to the spec.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Licensing text of script header does not grant use in ALS5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130 of 2500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Rings and planet stay the sam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Rules are changed for transport ships, but since the map is undockable, no additional transport ships can be created, and clause A is satisfied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 scout is hostile but the map is not nomad.</text:p>
          </table:table-cell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rade should be disabled if and only if LOW_RESOURCES condition is selected by players in lobby.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10:.$D$76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0])" office:value-type="float" office:value="5" calcext:value-type="float" table:number-columns-spanned="2" table:number-rows-spanned="1">
            <text:p>5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10:.$D$76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1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10:.$D$76];[.A8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10:.$F$76];[.A82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10:.$D$76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10:.$F$76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10:.$D$76];[.A84])" office:value-type="float" office:value="40" calcext:value-type="float" table:number-columns-spanned="2" table:number-rows-spanned="1">
            <text:p>40</text:p>
          </table:table-cell>
          <table:covered-table-cell/>
          <table:table-cell table:style-name="ce12" table:formula="of:=COUNTIF([.$F$10:.$F$76];[.A84])" office:value-type="float" office:value="39" calcext:value-type="float" table:number-columns-spanned="2" table:number-rows-spanned="1">
            <text:p>39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10:.$D$76];[.A85])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2" table:formula="of:=COUNTIF([.$F$10:.$F$76];[.A85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9)'.F36:'DATE (24-11-19)'.F38 'DATE (24-11-19)'.F40:'DATE (24-11-19)'.F40 'DATE (24-11-19)'.F42:'DATE (24-11-19)'.F45 'DATE (24-11-19)'.F47:'DATE (24-11-19)'.F50 'DATE (24-11-19)'.F52:'DATE (24-11-19)'.F52 'DATE (24-11-19)'.F54:'DATE (24-11-19)'.F55 'DATE (24-11-19)'.F57:'DATE (24-11-19)'.F59 'DATE (24-11-19)'.F61:'DATE (24-11-19)'.F68 'DATE (24-11-19)'.F70:'DATE (24-11-19)'.F70 'DATE (24-11-19)'.F72:'DATE (24-11-19)'.F72 'DATE (24-11-19)'.F74:'DATE (24-11-19)'.F74 'DATE (24-11-19)'.F76:'DATE (24-11-19)'.F76 'DATE (24-11-19)'.D36:'DATE (24-11-19)'.D38 'DATE (24-11-19)'.D40:'DATE (24-11-19)'.D40 'DATE (24-11-19)'.D42:'DATE (24-11-19)'.D45 'DATE (24-11-19)'.D47:'DATE (24-11-19)'.D50 'DATE (24-11-19)'.D52:'DATE (24-11-19)'.D52 'DATE (24-11-19)'.D54:'DATE (24-11-19)'.D55 'DATE (24-11-19)'.D57:'DATE (24-11-19)'.D59 'DATE (24-11-19)'.D61:'DATE (24-11-19)'.D68 'DATE (24-11-19)'.D70:'DATE (24-11-19)'.D70 'DATE (24-11-19)'.D72:'DATE (24-11-19)'.D72 'DATE (24-11-19)'.D74:'DATE (24-11-19)'.D74 'DATE (24-11-19)'.D76:'DATE (24-11-19)'.D76 'DATE (24-11-19)'.D10:'DATE (24-11-19)'.D33 'DATE (24-11-19)'.F10:'DATE (24-11-19)'.F33 'DATE (24-11-19)'.D8:'DATE (24-11-19)'.D8 'DATE (24-11-19)'.F8:'DATE (24-11-19)'.F8">
            <calcext:condition calcext:apply-style-name="Red Fill" calcext:value="=&quot;Non-Compliant&quot;" calcext:base-cell-address="'DATE (24-11-19)'.D8"/>
            <calcext:condition calcext:apply-style-name="Orange Fill" calcext:value="=&quot;Exception Rejected&quot;" calcext:base-cell-address="'DATE (24-11-19)'.D8"/>
            <calcext:condition calcext:apply-style-name="Light Green Fill" calcext:value="=&quot;Compliance Expected&quot;" calcext:base-cell-address="'DATE (24-11-19)'.D8"/>
            <calcext:condition calcext:apply-style-name="Dark Green Fill" calcext:value="=&quot;Exception Granted&quot;" calcext:base-cell-address="'DATE (24-11-19)'.D8"/>
            <calcext:condition calcext:apply-style-name="Emerald Fill" calcext:value="=&quot;Compliant&quot;" calcext:base-cell-address="'DATE (24-11-19)'.D8"/>
            <calcext:condition calcext:apply-style-name="Note" calcext:value="=&quot;Not-Applicable&quot;" calcext:base-cell-address="'DATE (24-11-19)'.D8"/>
            <calcext:condition calcext:apply-style-name="Yellow Fill" calcext:value="=&quot;Exception Requested&quot;" calcext:base-cell-address="'DATE (24-11-19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9T21:52:04.362000000</dc:date>
    <meta:editing-duration>P2DT18H34M57S</meta:editing-duration>
    <meta:editing-cycles>220</meta:editing-cycles>
    <meta:generator>LibreOffice/24.8.1.2$Windows_X86_64 LibreOffice_project/87fa9aec1a63e70835390b81c40bb8993f1d4ff6</meta:generator>
    <meta:document-statistic meta:table-count="1" meta:cell-count="251" meta:object-count="0"/>
  </office:meta>
</office:document-meta>
</file>